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53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50" calcext:value-type="float">
            <text:p>25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00" calcext:value-type="float">
            <text:p>2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200" calcext:value-type="float">
            <text:p>2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3"/>
          <table:table-cell table:style-name="ce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3"/>
          <table:table-cell table:style-name="ce8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/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ce5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3"/>
          <table:table-cell table:style-name="ce8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3"/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3"/>
          <table:table-cell table:style-name="ce5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3"/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3"/>
          <table:table-cell table:style-name="ce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/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table:style-name="ce7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/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ce7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3"/>
          <table:table-cell table:style-name="ce5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3"/>
          <table:table-cell table:style-name="ce7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3"/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/>
          <table:table-cell table:style-name="ce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ce7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3"/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3"/>
          <table:table-cell table:style-name="ce5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number-columns-repeated="3"/>
          <table:table-cell table:style-name="ce7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table:style-name="ce7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3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table:style-name="ce4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number-columns-repeated="3"/>
          <table:table-cell table:style-name="ce7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style-name="ce7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3"/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3"/>
          <table:table-cell table:style-name="ce4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style-name="ce7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7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number-columns-repeated="3"/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table:style-name="ce4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number-columns-repeated="3"/>
          <table:table-cell table:style-name="ce7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style-name="ce7"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3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3"/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number-columns-repeated="3"/>
          <table:table-cell table:style-name="ce4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table:style-name="ce7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7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3"/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/>
          <table:table-cell table:style-name="ce4"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3"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3"/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3"/>
          <table:table-cell table:style-name="ce4"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3"/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number-columns-repeated="3"/>
          <table:table-cell table:style-name="ce4"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3"/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number-columns-repeated="3"/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3"/>
          <table:table-cell table:style-name="ce4"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3"/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number-columns-repeated="3"/>
          <table:table-cell table:style-name="ce4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3"/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3"/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3"/>
          <table:table-cell table:style-name="ce4"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number-columns-repeated="3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3"/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number-columns-repeated="3"/>
          <table:table-cell table:style-name="ce4"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3"/>
          <table:table-cell table:style-name="ce5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3"/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3"/>
          <table:table-cell table:style-name="ce4"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number-columns-repeated="3"/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3"/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3"/>
          <table:table-cell table:style-name="ce4"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number-columns-repeated="3"/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3"/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3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3"/>
          <table:table-cell table:style-name="ce4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number-columns-repeated="3"/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3"/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3"/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number-columns-repeated="3"/>
          <table:table-cell table:style-name="ce4"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number-columns-repeated="3"/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number-columns-repeated="3"/>
          <table:table-cell table:style-name="ce5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3"/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3"/>
          <table:table-cell table:style-name="ce4"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number-columns-repeated="3"/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number-columns-repeated="3"/>
          <table:table-cell table:style-name="ce5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/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3"/>
          <table:table-cell table:style-name="ce4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number-columns-repeated="3"/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3"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3"/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/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3"/>
          <table:table-cell table:style-name="ce4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number-columns-repeated="3"/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number-columns-repeated="3"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number-columns-repeated="3"/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3"/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3"/>
          <table:table-cell table:style-name="ce4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number-columns-repeated="3"/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3"/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3"/>
          <table:table-cell table:style-name="ce5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3"/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3"/>
          <table:table-cell table:style-name="ce4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number-columns-repeated="3"/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number-columns-repeated="3"/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number-columns-repeated="3"/>
          <table:table-cell table:style-name="ce5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number-columns-repeated="3"/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number-columns-repeated="3"/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3"/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table:number-columns-repeated="53"/>
        </table:table-row>
        <calcext:conditional-formats>
          <calcext:conditional-format calcext:target-range-address="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21:17:49.180858795</meta:creation-date>
    <dc:date>2025-09-09T23:02:32.903153044</dc:date>
    <meta:editing-duration>PT4M30S</meta:editing-duration>
    <meta:editing-cycles>1</meta:editing-cycles>
    <meta:document-statistic meta:table-count="1" meta:cell-count="1425" meta:object-count="0"/>
    <meta:generator>LibreOffice/24.2.7.2$Linux_X86_64 LibreOffice_project/420$Build-2</meta:generator>
  </office:meta>
</office:document-meta>
</file>